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normal" officeooo:rsid="05b3289d" officeooo:paragraph-rsid="060d3887" fo:background-color="transparent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5b3289d" officeooo:paragraph-rsid="06006408" fo:background-color="transparent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5b3289d" officeooo:paragraph-rsid="05c96408" fo:background-color="transparent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5b3289d" officeooo:paragraph-rsid="0644d0da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5cd363e" officeooo:paragraph-rsid="05cd363e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626998e" officeooo:paragraph-rsid="0626998e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626998e" officeooo:paragraph-rsid="0635d95a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640bae8" officeooo:paragraph-rsid="0640bae8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640bae8" officeooo:paragraph-rsid="0642d01d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6436f37" officeooo:paragraph-rsid="06436f37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657587d" officeooo:paragraph-rsid="0658164a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15" style:family="paragraph" style:parent-style-name="Standard">
      <style:text-properties fo:language="en" fo:country="US" fo:font-weight="bold" officeooo:paragraph-rsid="05ff6939" style:font-weight-asian="bold" style:font-weight-complex="bold"/>
    </style:style>
    <style:style style:name="P16" style:family="paragraph" style:parent-style-name="Standard">
      <style:text-properties fo:language="en" fo:country="US" fo:font-style="normal" fo:font-weight="normal" officeooo:rsid="05ea94d7" officeooo:paragraph-rsid="0626998e" fo:background-color="#ddddd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normal" officeooo:rsid="05ea94d7" officeooo:paragraph-rsid="06322b48" fo:background-color="#ddddd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officeooo:paragraph-rsid="0635d95a"/>
    </style:style>
    <style:style style:name="P19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20" style:family="paragraph" style:parent-style-name="Standard">
      <style:text-properties fo:font-size="6pt" fo:language="en" fo:country="US" fo:font-weight="bold" officeooo:rsid="001e4eb8" officeooo:paragraph-rsid="05ff8ec4" style:font-size-asian="6pt" style:font-weight-asian="bold" style:font-size-complex="6pt" style:font-weight-complex="bold"/>
    </style:style>
    <style:style style:name="P21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22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officeooo:paragraph-rsid="05c96408"/>
    </style:style>
    <style:style style:name="P28" style:family="paragraph" style:parent-style-name="Standard">
      <style:text-properties officeooo:paragraph-rsid="05ff6939"/>
    </style:style>
    <style:style style:name="P29" style:family="paragraph" style:parent-style-name="Standard">
      <style:text-properties officeooo:paragraph-rsid="049fc303"/>
    </style:style>
    <style:style style:name="P30" style:family="paragraph" style:parent-style-name="Standard">
      <style:text-properties officeooo:paragraph-rsid="0625def3"/>
    </style:style>
    <style:style style:name="P31" style:family="paragraph" style:parent-style-name="Standard">
      <style:text-properties officeooo:paragraph-rsid="0626998e"/>
    </style:style>
    <style:style style:name="P32" style:family="paragraph" style:parent-style-name="Standard">
      <style:text-properties officeooo:paragraph-rsid="0635d95a"/>
    </style:style>
    <style:style style:name="P33" style:family="paragraph" style:parent-style-name="Standard">
      <style:text-properties fo:font-style="normal" officeooo:paragraph-rsid="0626998e" fo:background-color="transparent" style:font-style-asian="normal" style:font-style-complex="normal"/>
    </style:style>
    <style:style style:name="P34" style:family="paragraph" style:parent-style-name="Standard">
      <style:text-properties officeooo:paragraph-rsid="06410384"/>
    </style:style>
    <style:style style:name="P35" style:family="paragraph" style:parent-style-name="Standard">
      <style:text-properties officeooo:paragraph-rsid="0644827b"/>
    </style:style>
    <style:style style:name="P36" style:family="paragraph" style:parent-style-name="Standard">
      <style:text-properties officeooo:paragraph-rsid="06466ba3"/>
    </style:style>
    <style:style style:name="P37" style:family="paragraph" style:parent-style-name="Standard">
      <style:text-properties officeooo:paragraph-rsid="064d68f5"/>
    </style:style>
    <style:style style:name="P38" style:family="paragraph" style:parent-style-name="Standard">
      <style:text-properties officeooo:paragraph-rsid="064ef4b1"/>
    </style:style>
    <style:style style:name="P39" style:family="paragraph" style:parent-style-name="Standard">
      <style:text-properties officeooo:paragraph-rsid="064f5c77"/>
    </style:style>
    <style:style style:name="P40" style:family="paragraph" style:parent-style-name="Standard">
      <style:text-properties officeooo:rsid="064f64b4" officeooo:paragraph-rsid="064f64b4"/>
    </style:style>
    <style:style style:name="P41" style:family="paragraph" style:parent-style-name="Standard">
      <style:text-properties officeooo:paragraph-rsid="06536fe9"/>
    </style:style>
    <style:style style:name="P42" style:family="paragraph" style:parent-style-name="Standard">
      <style:text-properties officeooo:paragraph-rsid="0654904d"/>
    </style:style>
    <style:style style:name="P43" style:family="paragraph" style:parent-style-name="Standard">
      <style:text-properties officeooo:paragraph-rsid="06568b79"/>
    </style:style>
    <style:style style:name="P44" style:family="paragraph" style:parent-style-name="Standard">
      <style:text-properties officeooo:paragraph-rsid="06594c92"/>
    </style:style>
    <style:style style:name="P45" style:family="paragraph" style:parent-style-name="Standard">
      <style:text-properties officeooo:paragraph-rsid="065a1c6c"/>
    </style:style>
    <style:style style:name="P46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8e35c" style:font-weight-asian="bold" style:font-weight-complex="bold"/>
    </style:style>
    <style:style style:name="T4" style:family="text">
      <style:text-properties fo:font-weight="normal" officeooo:rsid="05822ec8" fo:background-color="transparent" loext:char-shading-value="0" style:font-weight-asian="normal" style:font-weight-complex="normal"/>
    </style:style>
    <style:style style:name="T5" style:family="text">
      <style:text-properties fo:font-weight="normal" officeooo:rsid="05b3289d" fo:background-color="transparent" loext:char-shading-value="0" style:font-weight-asian="normal" style:font-weight-complex="normal"/>
    </style:style>
    <style:style style:name="T6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7" style:family="text">
      <style:text-properties fo:font-weight="normal" officeooo:rsid="0620670e" fo:background-color="transparent" loext:char-shading-value="0" style:font-weight-asian="normal" style:font-weight-complex="normal"/>
    </style:style>
    <style:style style:name="T8" style:family="text">
      <style:text-properties fo:font-weight="normal" officeooo:rsid="05b3289d" fo:background-color="#dddddd" loext:char-shading-value="0" style:font-weight-asian="normal" style:font-weight-complex="normal"/>
    </style:style>
    <style:style style:name="T9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10" style:family="text">
      <style:text-properties fo:font-weight="normal" officeooo:rsid="0620670e" fo:background-color="#dddddd" loext:char-shading-value="0" style:font-weight-asian="normal" style:font-weight-complex="normal"/>
    </style:style>
    <style:style style:name="T11" style:family="text">
      <style:text-properties fo:font-weight="normal" officeooo:rsid="064b414f" fo:background-color="#dddddd" loext:char-shading-value="0" style:font-weight-asian="normal" style:font-weight-complex="normal"/>
    </style:style>
    <style:style style:name="T12" style:family="text">
      <style:text-properties officeooo:rsid="00fb0d24" fo:background-color="#fff200" loext:char-shading-value="0"/>
    </style:style>
    <style:style style:name="T13" style:family="text">
      <style:text-properties officeooo:rsid="007f05cd" fo:background-color="#fff200" loext:char-shading-value="0"/>
    </style:style>
    <style:style style:name="T14" style:family="text">
      <style:text-properties officeooo:rsid="007d3450" fo:background-color="#fff200" loext:char-shading-value="0"/>
    </style:style>
    <style:style style:name="T15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6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7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8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6024345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623fbd8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625def3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626998e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62af50b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62c95a1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62e69f4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62e874f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630f20d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631498b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6322b48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632f264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63b4515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63ec637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640bae8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6436f37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642d01d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644827b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6466ba3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64822b1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64d68f5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64ef4b1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656cd53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6568b79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658164a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6594c92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65dfc1b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49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50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51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52" style:family="text">
      <style:text-properties fo:language="en" fo:country="US" fo:font-weight="normal" officeooo:rsid="05b3289d" fo:background-color="#dddddd" loext:char-shading-value="0" style:font-weight-asian="normal" style:font-weight-complex="normal"/>
    </style:style>
    <style:style style:name="T53" style:family="text">
      <style:text-properties fo:language="en" fo:country="US" fo:font-weight="normal" officeooo:rsid="061613ee" fo:background-color="#dddddd" loext:char-shading-value="0" style:font-weight-asian="normal" style:font-weight-complex="normal"/>
    </style:style>
    <style:style style:name="T54" style:family="text">
      <style:text-properties fo:language="en" fo:country="US" fo:font-weight="normal" officeooo:rsid="06196c44" fo:background-color="#dddddd" loext:char-shading-value="0" style:font-weight-asian="normal" style:font-weight-complex="normal"/>
    </style:style>
    <style:style style:name="T55" style:family="text">
      <style:text-properties fo:language="en" fo:country="US" fo:font-weight="normal" officeooo:rsid="05015612" style:font-weight-asian="normal" style:font-weight-complex="normal"/>
    </style:style>
    <style:style style:name="T56" style:family="text">
      <style:text-properties fo:language="en" fo:country="US" fo:font-weight="normal" officeooo:rsid="00d88c8c" style:font-weight-asian="normal" style:font-weight-complex="normal"/>
    </style:style>
    <style:style style:name="T57" style:family="text">
      <style:text-properties fo:language="en" fo:country="US" fo:font-weight="normal" officeooo:rsid="05b3a9b3" style:font-weight-asian="normal" style:font-weight-complex="normal"/>
    </style:style>
    <style:style style:name="T58" style:family="text">
      <style:text-properties fo:language="en" fo:country="US" fo:font-weight="normal" officeooo:rsid="0032ee51" style:font-weight-asian="normal" style:font-weight-complex="normal"/>
    </style:style>
    <style:style style:name="T59" style:family="text">
      <style:text-properties fo:language="en" fo:country="US" fo:font-style="italic" fo:font-weight="bold" officeooo:rsid="06024345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language="en" fo:country="US" fo:font-style="italic" fo:font-weight="bold" officeooo:rsid="062e874f" fo:background-color="transparent" loext:char-shading-value="0" style:font-style-asian="italic" style:font-weight-asian="bold" style:font-style-complex="italic" style:font-weight-complex="bold"/>
    </style:style>
    <style:style style:name="T61" style:family="text">
      <style:text-properties fo:language="en" fo:country="US" fo:font-style="italic" fo:font-weight="bold" officeooo:rsid="062e69f4" fo:background-color="transparent" loext:char-shading-value="0" style:font-style-asian="italic" style:font-weight-asian="bold" style:font-style-complex="italic" style:font-weight-complex="bold"/>
    </style:style>
    <style:style style:name="T62" style:family="text">
      <style:text-properties fo:language="en" fo:country="US" fo:font-style="italic" fo:font-weight="bold" officeooo:rsid="06322b48" fo:background-color="transparent" loext:char-shading-value="0" style:font-style-asian="italic" style:font-weight-asian="bold" style:font-style-complex="italic" style:font-weight-complex="bold"/>
    </style:style>
    <style:style style:name="T63" style:family="text">
      <style:text-properties fo:language="en" fo:country="US" fo:font-style="italic" fo:font-weight="bold" officeooo:rsid="0631498b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fo:language="en" fo:country="US" fo:font-style="italic" fo:font-weight="bold" officeooo:rsid="063b4515" fo:background-color="transparent" loext:char-shading-value="0" style:font-style-asian="italic" style:font-weight-asian="bold" style:font-style-complex="italic" style:font-weight-complex="bold"/>
    </style:style>
    <style:style style:name="T65" style:family="text">
      <style:text-properties fo:language="en" fo:country="US" fo:font-style="italic" fo:font-weight="bold" officeooo:rsid="0626998e" fo:background-color="transparent" loext:char-shading-value="0" style:font-style-asian="italic" style:font-weight-asian="bold" style:font-style-complex="italic" style:font-weight-complex="bold"/>
    </style:style>
    <style:style style:name="T66" style:family="text">
      <style:text-properties fo:language="en" fo:country="US" fo:font-style="italic" fo:font-weight="bold" officeooo:rsid="0656cd53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fo:language="en" fo:country="US" fo:font-style="italic" fo:font-weight="bold" officeooo:rsid="065ebbac" fo:background-color="transparent" loext:char-shading-value="0" style:font-style-asian="italic" style:font-weight-asian="bold" style:font-style-complex="italic" style:font-weight-complex="bold"/>
    </style:style>
    <style:style style:name="T68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69" style:family="text">
      <style:text-properties fo:language="en" fo:country="US" fo:font-style="italic" fo:font-weight="bold" officeooo:rsid="05ea94d7" fo:background-color="#dddddd" loext:char-shading-value="0" style:font-style-asian="italic" style:font-weight-asian="bold" style:font-style-complex="italic" style:font-weight-complex="bold"/>
    </style:style>
    <style:style style:name="T70" style:family="text">
      <style:text-properties fo:language="en" fo:country="US" fo:font-style="italic" fo:font-weight="normal" officeooo:rsid="06322b48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fo:language="en" fo:country="US" fo:font-style="italic" fo:font-weight="normal" officeooo:rsid="063b4515" fo:background-color="transparent" loext:char-shading-value="0" style:font-style-asian="italic" style:font-weight-asian="normal" style:font-style-complex="italic" style:font-weight-complex="normal"/>
    </style:style>
    <style:style style:name="T72" style:family="text">
      <style:text-properties fo:language="en" fo:country="US" fo:font-style="italic" fo:font-weight="normal" officeooo:rsid="0656cd53" fo:background-color="transparent" loext:char-shading-value="0" style:font-style-asian="italic" style:font-weight-asian="normal" style:font-style-complex="italic" style:font-weight-complex="normal"/>
    </style:style>
    <style:style style:name="T73" style:family="text">
      <style:text-properties fo:language="en" fo:country="US" fo:font-style="italic" fo:font-weight="normal" officeooo:rsid="05ea94d7" fo:background-color="#dddddd" loext:char-shading-value="0" style:font-style-asian="italic" style:font-weight-asian="normal" style:font-style-complex="italic" style:font-weight-complex="normal"/>
    </style:style>
    <style:style style:name="T7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60689cf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62e874f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630f20d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5822ec8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80" style:family="text">
      <style:text-properties fo:language="en" fo:country="US" fo:font-style="normal" fo:font-weight="normal" officeooo:rsid="0635d95a" fo:background-color="#dddddd" loext:char-shading-value="0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normal" fo:font-weight="normal" officeooo:rsid="06282711" fo:background-color="#dddddd" loext:char-shading-value="0" style:font-style-asian="normal" style:font-weight-asian="normal" style:font-style-complex="normal" style:font-weight-complex="normal"/>
    </style:style>
    <style:style style:name="T82" style:family="text">
      <style:text-properties fo:language="en" fo:country="US" fo:font-style="normal" fo:font-weight="normal" officeooo:rsid="0644827b" fo:background-color="#dddddd" loext:char-shading-value="0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fo:font-weight="normal" officeooo:rsid="064d68f5" fo:background-color="#dddddd" loext:char-shading-value="0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normal" officeooo:rsid="0654a302" fo:background-color="#dddddd" loext:char-shading-value="0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fo:font-weight="normal" officeooo:rsid="0656cd53" fo:background-color="#dddddd" loext:char-shading-value="0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657509e" fo:background-color="#dddddd" loext:char-shading-value="0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657587d" fo:background-color="#dddddd" loext:char-shading-value="0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65900e8" fo:background-color="#dddddd" loext:char-shading-value="0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normal" officeooo:rsid="06594935" fo:background-color="#dddddd" loext:char-shading-value="0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fo:font-weight="normal" officeooo:rsid="06594c92" fo:background-color="#dddddd" loext:char-shading-value="0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normal" fo:font-weight="normal" officeooo:rsid="065dfc1b" fo:background-color="#dddddd" loext:char-shading-value="0" style:font-style-asian="normal" style:font-weight-asian="normal" style:font-style-complex="normal" style:font-weight-complex="normal"/>
    </style:style>
    <style:style style:name="T92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93" style:family="text">
      <style:text-properties fo:language="en" fo:country="US" fo:font-style="normal" fo:font-weight="bold" officeooo:rsid="06331048" fo:background-color="#dddddd" loext:char-shading-value="0" style:font-style-asian="normal" style:font-weight-asian="bold" style:font-style-complex="normal" style:font-weight-complex="bold"/>
    </style:style>
    <style:style style:name="T94" style:family="text">
      <style:text-properties fo:language="en" fo:country="US" fo:font-style="normal" fo:font-weight="bold" officeooo:rsid="0635d95a" fo:background-color="#dddddd" loext:char-shading-value="0" style:font-style-asian="normal" style:font-weight-asian="bold" style:font-style-complex="normal" style:font-weight-complex="bold"/>
    </style:style>
    <style:style style:name="T95" style:family="text">
      <style:text-properties fo:language="en" fo:country="US" fo:font-style="normal" fo:font-weight="bold" officeooo:rsid="0657509e" fo:background-color="#dddddd" loext:char-shading-value="0" style:font-style-asian="normal" style:font-weight-asian="bold" style:font-style-complex="normal" style:font-weight-complex="bold"/>
    </style:style>
    <style:style style:name="T96" style:family="text">
      <style:text-properties fo:language="en" fo:country="US" fo:font-style="normal" fo:font-weight="bold" officeooo:rsid="065dfc1b" fo:background-color="#dddddd" loext:char-shading-value="0" style:font-style-asian="normal" style:font-weight-asian="bold" style:font-style-complex="normal" style:font-weight-complex="bold"/>
    </style:style>
    <style:style style:name="T97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98" style:family="text">
      <style:text-properties fo:language="en" fo:country="US" fo:font-style="normal" fo:font-weight="bold" officeooo:rsid="062c95a1" fo:background-color="#fff200" loext:char-shading-value="0" style:font-style-asian="normal" style:font-weight-asian="bold" style:font-style-complex="normal" style:font-weight-complex="bold"/>
    </style:style>
    <style:style style:name="T99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00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01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102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103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4" style:family="text">
      <style:text-properties fo:language="en" fo:country="US" fo:font-weight="bold" officeooo:rsid="058b8425" fo:background-color="#fff200" loext:char-shading-value="0" style:font-weight-asian="bold" style:font-weight-complex="bold"/>
    </style:style>
    <style:style style:name="T105" style:family="text">
      <style:text-properties fo:language="en" fo:country="US" fo:font-weight="bold" officeooo:rsid="05822ec8" fo:background-color="#fff200" loext:char-shading-value="0" style:font-weight-asian="bold" style:font-weight-complex="bold"/>
    </style:style>
    <style:style style:name="T106" style:family="text">
      <style:text-properties fo:language="en" fo:country="US" fo:font-weight="bold" officeooo:rsid="0620670e" fo:background-color="#fff200" loext:char-shading-value="0" style:font-weight-asian="bold" style:font-weight-complex="bold"/>
    </style:style>
    <style:style style:name="T107" style:family="text">
      <style:text-properties fo:language="en" fo:country="US" fo:font-weight="bold" officeooo:rsid="06341bd9" fo:background-color="#fff200" loext:char-shading-value="0" style:font-weight-asian="bold" style:font-weight-complex="bold"/>
    </style:style>
    <style:style style:name="T108" style:family="text">
      <style:text-properties fo:language="en" fo:country="US" fo:font-weight="bold" officeooo:rsid="064aec04" fo:background-color="#fff200" loext:char-shading-value="0" style:font-weight-asian="bold" style:font-weight-complex="bold"/>
    </style:style>
    <style:style style:name="T109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10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11" style:family="text">
      <style:text-properties fo:language="en" fo:country="US" fo:font-weight="bold" officeooo:rsid="05bd9126" fo:background-color="#dddddd" loext:char-shading-value="0" style:font-weight-asian="bold" style:font-weight-complex="bold"/>
    </style:style>
    <style:style style:name="T112" style:family="text">
      <style:text-properties fo:language="en" fo:country="US" fo:font-weight="bold" officeooo:rsid="0620670e" fo:background-color="#dddddd" loext:char-shading-value="0" style:font-weight-asian="bold" style:font-weight-complex="bold"/>
    </style:style>
    <style:style style:name="T113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114" style:family="text">
      <style:text-properties fo:language="en" fo:country="US" fo:font-weight="bold" officeooo:rsid="06024345" fo:background-color="transparent" loext:char-shading-value="0" style:font-weight-asian="bold" style:font-weight-complex="bold"/>
    </style:style>
    <style:style style:name="T115" style:family="text">
      <style:text-properties fo:language="en" fo:country="US" fo:font-weight="bold" officeooo:rsid="0623fbd8" fo:background-color="transparent" loext:char-shading-value="0" style:font-weight-asian="bold" style:font-weight-complex="bold"/>
    </style:style>
    <style:style style:name="T116" style:family="text">
      <style:text-properties fo:language="en" fo:country="US" fo:font-weight="bold" officeooo:rsid="0625def3" fo:background-color="transparent" loext:char-shading-value="0" style:font-weight-asian="bold" style:font-weight-complex="bold"/>
    </style:style>
    <style:style style:name="T117" style:family="text">
      <style:text-properties fo:language="en" fo:country="US" fo:font-weight="bold" officeooo:rsid="062e69f4" fo:background-color="transparent" loext:char-shading-value="0" style:font-weight-asian="bold" style:font-weight-complex="bold"/>
    </style:style>
    <style:style style:name="T118" style:family="text">
      <style:text-properties fo:language="en" fo:country="US" fo:font-weight="bold" officeooo:rsid="062e874f" fo:background-color="transparent" loext:char-shading-value="0" style:font-weight-asian="bold" style:font-weight-complex="bold"/>
    </style:style>
    <style:style style:name="T119" style:family="text">
      <style:text-properties fo:language="en" fo:country="US" fo:font-weight="bold" officeooo:rsid="0630f20d" fo:background-color="transparent" loext:char-shading-value="0" style:font-weight-asian="bold" style:font-weight-complex="bold"/>
    </style:style>
    <style:style style:name="T120" style:family="text">
      <style:text-properties fo:language="en" fo:country="US" fo:font-weight="bold" officeooo:rsid="062c95a1" fo:background-color="transparent" loext:char-shading-value="0" style:font-weight-asian="bold" style:font-weight-complex="bold"/>
    </style:style>
    <style:style style:name="T121" style:family="text">
      <style:text-properties fo:language="en" fo:country="US" fo:font-weight="bold" officeooo:rsid="0626998e" fo:background-color="transparent" loext:char-shading-value="0" style:font-weight-asian="bold" style:font-weight-complex="bold"/>
    </style:style>
    <style:style style:name="T122" style:family="text">
      <style:text-properties fo:language="en" fo:country="US" fo:font-weight="bold" officeooo:rsid="06322b48" fo:background-color="transparent" loext:char-shading-value="0" style:font-weight-asian="bold" style:font-weight-complex="bold"/>
    </style:style>
    <style:style style:name="T123" style:family="text">
      <style:text-properties fo:language="en" fo:country="US" fo:font-weight="bold" officeooo:rsid="063b4515" fo:background-color="transparent" loext:char-shading-value="0" style:font-weight-asian="bold" style:font-weight-complex="bold"/>
    </style:style>
    <style:style style:name="T124" style:family="text">
      <style:text-properties fo:language="en" fo:country="US" fo:font-weight="bold" officeooo:rsid="063ec637" fo:background-color="transparent" loext:char-shading-value="0" style:font-weight-asian="bold" style:font-weight-complex="bold"/>
    </style:style>
    <style:style style:name="T125" style:family="text">
      <style:text-properties fo:language="en" fo:country="US" fo:font-weight="bold" officeooo:rsid="06436f37" fo:background-color="transparent" loext:char-shading-value="0" style:font-weight-asian="bold" style:font-weight-complex="bold"/>
    </style:style>
    <style:style style:name="T126" style:family="text">
      <style:text-properties fo:language="en" fo:country="US" fo:font-weight="bold" officeooo:rsid="0642d01d" fo:background-color="transparent" loext:char-shading-value="0" style:font-weight-asian="bold" style:font-weight-complex="bold"/>
    </style:style>
    <style:style style:name="T127" style:family="text">
      <style:text-properties fo:language="en" fo:country="US" fo:font-weight="bold" officeooo:rsid="0644827b" fo:background-color="transparent" loext:char-shading-value="0" style:font-weight-asian="bold" style:font-weight-complex="bold"/>
    </style:style>
    <style:style style:name="T128" style:family="text">
      <style:text-properties fo:language="en" fo:country="US" fo:font-weight="bold" officeooo:rsid="06466ba3" fo:background-color="transparent" loext:char-shading-value="0" style:font-weight-asian="bold" style:font-weight-complex="bold"/>
    </style:style>
    <style:style style:name="T129" style:family="text">
      <style:text-properties fo:language="en" fo:country="US" fo:font-weight="bold" officeooo:rsid="065900e8" fo:background-color="transparent" loext:char-shading-value="0" style:font-weight-asian="bold" style:font-weight-complex="bold"/>
    </style:style>
    <style:style style:name="T130" style:family="text">
      <style:text-properties fo:language="en" fo:country="US" fo:font-weight="bold" officeooo:rsid="065a1c6c" fo:background-color="transparent" loext:char-shading-value="0" style:font-weight-asian="bold" style:font-weight-complex="bold"/>
    </style:style>
    <style:style style:name="T131" style:family="text">
      <style:text-properties fo:language="en" fo:country="US" fo:font-weight="bold" officeooo:rsid="065dfc1b" fo:background-color="transparent" loext:char-shading-value="0" style:font-weight-asian="bold" style:font-weight-complex="bold"/>
    </style:style>
    <style:style style:name="T132" style:family="text">
      <style:text-properties fo:language="en" fo:country="US" fo:font-weight="bold" officeooo:rsid="00704232" style:font-weight-asian="bold" style:font-weight-complex="bold"/>
    </style:style>
    <style:style style:name="T133" style:family="text">
      <style:text-properties fo:language="en" fo:country="US" fo:font-weight="bold" officeooo:rsid="00d88c8c" style:font-weight-asian="bold" style:font-weight-complex="bold"/>
    </style:style>
    <style:style style:name="T134" style:family="text">
      <style:text-properties fo:language="en" fo:country="US" fo:font-weight="bold" officeooo:rsid="00136227" style:font-weight-asian="bold" style:font-weight-complex="bold"/>
    </style:style>
    <style:style style:name="T135" style:family="text">
      <style:text-properties fo:language="en" fo:country="US" fo:font-weight="bold" officeooo:rsid="0032ee51" style:font-weight-asian="bold" style:font-weight-complex="bold"/>
    </style:style>
    <style:style style:name="T136" style:family="text">
      <style:text-properties fo:language="en" fo:country="US" fo:font-weight="bold" officeooo:rsid="008ceef7" style:font-weight-asian="bold" style:font-weight-complex="bold"/>
    </style:style>
    <style:style style:name="T137" style:family="text">
      <style:text-properties fo:language="en" fo:country="US" fo:font-weight="bold" officeooo:rsid="010b0b47" style:font-weight-asian="bold" style:font-weight-complex="bold"/>
    </style:style>
    <style:style style:name="T138" style:family="text">
      <style:text-properties fo:language="en" fo:country="US" officeooo:rsid="00bb70dd"/>
    </style:style>
    <style:style style:name="T139" style:family="text">
      <style:text-properties fo:language="en" fo:country="US" officeooo:rsid="00704232"/>
    </style:style>
    <style:style style:name="T140" style:family="text">
      <style:text-properties fo:language="en" fo:country="US" officeooo:rsid="00136227"/>
    </style:style>
    <style:style style:name="T141" style:family="text">
      <style:text-properties fo:color="#999999" loext:opacity="100%" fo:font-weight="bold" officeooo:rsid="001e4eb8" style:font-weight-asian="bold" style:font-weight-complex="bold"/>
    </style:style>
    <style:style style:name="T142" style:family="text">
      <style:text-properties fo:color="#999999" loext:opacity="100%" fo:font-weight="bold" officeooo:rsid="00373dfb" style:font-weight-asian="bold" style:font-weight-complex="bold"/>
    </style:style>
    <style:style style:name="T143" style:family="text">
      <style:text-properties fo:color="#999999" loext:opacity="100%" fo:font-weight="bold" officeooo:rsid="01ebd016" style:font-weight-asian="bold" style:font-weight-complex="bold"/>
    </style:style>
    <style:style style:name="T144" style:family="text">
      <style:text-properties fo:color="#999999" loext:opacity="100%" fo:font-weight="bold" officeooo:rsid="05cc65ea" style:font-weight-asian="bold" style:font-weight-complex="bold"/>
    </style:style>
    <style:style style:name="T145" style:family="text">
      <style:text-properties fo:color="#999999" loext:opacity="100%" fo:font-weight="bold" officeooo:rsid="0635d95a" style:font-weight-asian="bold" style:font-weight-complex="bold"/>
    </style:style>
    <style:style style:name="T146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49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50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51" style:family="text">
      <style:text-properties fo:color="#999999" loext:opacity="100%" fo:font-weight="normal" officeooo:rsid="01ebd016" style:font-weight-asian="normal" style:font-weight-complex="normal"/>
    </style:style>
    <style:style style:name="T152" style:family="text">
      <style:text-properties fo:color="#999999" loext:opacity="100%" fo:font-weight="normal" officeooo:rsid="05cc65ea" style:font-weight-asian="normal" style:font-weight-complex="normal"/>
    </style:style>
    <style:style style:name="T153" style:family="text">
      <style:text-properties fo:color="#999999" loext:opacity="100%" fo:font-style="normal" officeooo:rsid="028af2ba" style:font-style-asian="normal" style:font-style-complex="normal"/>
    </style:style>
    <style:style style:name="T154" style:family="text">
      <style:text-properties fo:color="#999999" loext:opacity="100%" fo:font-style="normal" officeooo:rsid="03bb9eb9" style:font-style-asian="normal" style:font-style-complex="normal"/>
    </style:style>
    <style:style style:name="T155" style:family="text">
      <style:text-properties fo:color="#dddddd" loext:opacity="100%" fo:language="en" fo:country="US" fo:font-style="italic" fo:font-weight="normal" officeooo:rsid="062c95a1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bold" officeooo:rsid="0648e35c" style:font-style-asian="italic" style:font-weight-asian="bold" style:font-style-complex="italic" style:font-weight-complex="bold"/>
    </style:style>
    <style:style style:name="T157" style:family="text">
      <style:text-properties fo:font-style="italic" fo:font-weight="bold" officeooo:rsid="05ea94d7" fo:background-color="#dddddd" loext:char-shading-value="0" style:font-style-asian="italic" style:font-weight-asian="bold" style:font-style-complex="italic" style:font-weight-complex="bold"/>
    </style:style>
    <style:style style:name="T158" style:family="text">
      <style:text-properties fo:font-style="italic" officeooo:rsid="0657509e" style:font-style-asian="italic" style:font-style-complex="italic"/>
    </style:style>
    <style:style style:name="T159" style:family="text">
      <style:text-properties officeooo:rsid="0657509e"/>
    </style:style>
    <style:style style:name="T160" style:family="text">
      <style:text-properties officeooo:rsid="06485127"/>
    </style:style>
    <style:style style:name="T161" style:family="text">
      <style:text-properties officeooo:rsid="0648e35c"/>
    </style:style>
    <style:style style:name="T162" style:family="text">
      <style:text-properties fo:font-style="normal" officeooo:rsid="05ea94d7" fo:background-color="#dddddd" loext:char-shading-value="0" style:font-style-asian="normal" style:font-style-complex="normal"/>
    </style:style>
    <style:style style:name="T163" style:family="text">
      <style:text-properties fo:font-style="normal" officeooo:rsid="060689cf" style:font-style-asian="normal" style:font-style-complex="normal"/>
    </style:style>
    <style:style style:name="T164" style:family="text">
      <style:text-properties fo:font-style="normal" officeooo:rsid="04758f42" style:font-style-asian="normal" style:font-style-complex="normal"/>
    </style:style>
    <style:style style:name="T165" style:family="text">
      <style:text-properties officeooo:rsid="065816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### <text:span text:style-name="T1">Intro</text:span> ###</text:p>
      <text:p text:style-name="P21"/>
      <text:p text:style-name="P28"><text:span text:style-name="T140">Here are some </text:span><text:span text:style-name="T101">Java </text:span><text:span text:style-name="T102">IDE</text:span><text:span text:style-name="T134"> </text:span><text:span text:style-name="T133">improvements </text:span><text:span text:style-name="T135">of </text:span><text:span text:style-name="T58">Eclipse </text:span><text:span text:style-name="T103">202</text:span><text:span text:style-name="T106">4</text:span><text:span text:style-name="T103">-</text:span><text:span text:style-name="T104">0</text:span><text:span text:style-name="T106">3</text:span><text:span text:style-name="T56">, </text:span><text:span text:style-name="T48">including</text:span><text:span text:style-name="T133"> </text:span><text:span text:style-name="T55">Maven </text:span><text:span text:style-name="T56">and </text:span><text:span text:style-name="T57">general</text:span><text:span text:style-name="T56"> improvements, </text:span><text:span text:style-name="T49">improvements </text:span><text:span text:style-name="T48">that have been added </text:span><text:span text:style-name="T109">since the last release in </text:span><text:span text:style-name="T112">December</text:span><text:span text:style-name="T110"> 202</text:span><text:span text:style-name="T111">3</text:span><text:span text:style-name="T109"> </text:span><text:span text:style-name="T48">three months </text:span><text:span text:style-name="T50">ago</text:span><text:span text:style-name="T51">.</text:span></text:p>
      <text:p text:style-name="P13"/>
      <text:p text:style-name="P14"/>
      <text:p text:style-name="P18"><text:span text:style-name="T141">### </text:span><text:span text:style-name="T142">J</text:span><text:span text:style-name="T143">ava</text:span><text:span text:style-name="T151"> </text:span><text:span text:style-name="T152">(including </text:span><text:span text:style-name="T144">Maven</text:span><text:span text:style-name="T152">)</text:span><text:span text:style-name="T145"> </text:span><text:span text:style-name="T141">###</text:span></text:p>
      <text:p text:style-name="P20"/>
      <text:p text:style-name="P32"><text:span text:style-name="T19">S</text:span><text:span text:style-name="T20">upport </text:span><text:span text:style-name="T19">for</text:span><text:span text:style-name="T20"> </text:span><text:span text:style-name="T99">Java </text:span><text:span text:style-name="T105">2</text:span><text:span text:style-name="T106">2</text:span><text:span text:style-name="T19">, </text:span><text:span text:style-name="T52">which</text:span><text:span text:style-name="T48"> </text:span><text:span text:style-name="T52">will be released </text:span><text:span text:style-name="T54">one</text:span><text:span text:style-name="T52"> </text:span><text:span text:style-name="T48">week </text:span><text:span text:style-name="T109">after </text:span><text:span text:style-name="T53">this E</text:span><text:span text:style-name="T48">clipse </text:span><text:span text:style-name="T53">release</text:span><text:span text:style-name="T48">,</text:span><text:span text:style-name="T19"> is</text:span><text:span text:style-name="T18"> </text:span><text:span text:style-name="T99">not yet</text:span><text:span text:style-name="T18"> </text:span><text:span text:style-name="T113">built-in</text:span><text:span text:style-name="T18">, </text:span><text:span text:style-name="T4">b</text:span><text:span text:style-name="T5">ut </text:span><text:span text:style-name="T7">a</text:span><text:span text:style-name="T5"> preview will likely be made available </text:span><text:span text:style-name="T14">via the Eclipse Marketplace</text:span><text:span text:style-name="T6"> </text:span><text:span text:style-name="T8">probably</text:span><text:span text:style-name="T11"> </text:span><text:span text:style-name="T8">s</text:span><text:span text:style-name="T9">oon</text:span><text:span text:style-name="T8"> </text:span><text:span text:style-name="T11">as usual</text:span><text:span text:style-name="T9">.</text:span></text:p>
      <text:p text:style-name="P32"><text:span text:style-name="T78"/></text:p>
      <text:p text:style-name="P37"><text:span text:style-name="T79">There are a couple of Java </text:span><text:span text:style-name="T81">tooling </text:span><text:span text:style-name="T79">improvements that are already available and which might be helpful for you:</text:span></text:p>
      <text:p text:style-name="P6"/>
      <text:p text:style-name="P38"><text:span text:style-name="T79">For </text:span><text:span text:style-name="T83">instance,</text:span><text:span text:style-name="T22"> </text:span><text:span text:style-name="T41">f</text:span><text:span text:style-name="T22">or </text:span><text:span text:style-name="T115">methods</text:span><text:span text:style-name="T22"> there is the new </text:span><text:span text:style-name="T99">refactoring </text:span><text:span text:style-name="T68">Make Static</text:span><text:span text:style-name="T22">,</text:span><text:span text:style-name="T23"> </text:span><text:span text:style-name="T79">which can also be invoked by default via the shortcut </text:span><text:span text:style-name="T92">Alt+Shift+K</text:span><text:span text:style-name="T79">.</text:span><text:span text:style-name="T21"> I</text:span><text:span text:style-name="T23">f the method accesses </text:span><text:span text:style-name="T116">non-static</text:span><text:span text:style-name="T114"> </text:span><text:span text:style-name="T116">elements</text:span><text:span text:style-name="T23"> </text:span><text:span text:style-name="T10">such as instance fields or instance methods</text:span><text:span text:style-name="T21">, </text:span><text:span text:style-name="T59">Make Static</text:span><text:span text:style-name="T21"> adds an </text:span><text:span text:style-name="T114">additional parameter</text:span><text:span text:style-name="T21"> and updates the caller accordingly to pass the </text:span><text:span text:style-name="T114">reference of the instance</text:span><text:span text:style-name="T21"> </text:span><text:span text:style-name="T29">to the refactored method.</text:span></text:p>
      <text:p text:style-name="P30"><text:span text:style-name="T21"/></text:p>
      <text:p text:style-name="P31"><text:span text:style-name="T79">By the way,</text:span><text:span text:style-name="T24"> the </text:span><text:span text:style-name="T68">Compare Editor</text:span><text:span text:style-name="T24"> now shows the </text:span><text:span text:style-name="T99">number of differences</text:span><text:span text:style-name="T24"> in the header </text:span><text:span text:style-name="T42">line </text:span><text:span text:style-name="T24">on the right.</text:span></text:p>
      <text:p text:style-name="P31"><text:span text:style-name="T24"/></text:p>
      <text:p text:style-name="P16">Another Java tooling improvement helps to avoid <text:span text:style-name="T2">resource leaks</text:span>. As long as the resource will be closed in the method where it has been created, everything is fine. But if the logic is <text:span text:style-name="T2">distributed across</text:span> several <text:span text:style-name="T2">methods</text:span>, it can become <text:span text:style-name="T2">infinitely complex</text:span> to analyze the code for both, humans and the Java compiler.</text:p>
      <text:p text:style-name="P39"><text:span text:style-name="T25">The solution </text:span><text:span text:style-name="T26">i</text:span><text:span text:style-name="T25">s </text:span><text:span text:style-name="T97">annotation-based resource </text:span><text:span text:style-name="T98">leaks </text:span><text:span text:style-name="T97">analysis</text:span><text:span text:style-name="T25"> </text:span><text:span text:style-name="T26">per method, </text:span><text:span text:style-name="T79">similar to </text:span><text:span text:style-name="T91">the </text:span><text:span text:style-name="T79">annotation-based </text:span><text:span text:style-name="T73">null</text:span><text:span text:style-name="T79"> analysis </text:span><text:span text:style-name="T91">that</text:span><text:span text:style-name="T79"> you may know.</text:span></text:p>
      <text:p text:style-name="P39"><text:span text:style-name="T27">To enable it, </text:span><text:span text:style-name="T29">in </text:span><text:span text:style-name="T61">Project</text:span><text:span text:style-name="T75"> </text:span><text:span text:style-name="T146">[…</text:span><text:span text:style-name="T147">]</text:span><text:span text:style-name="T74"> </text:span><text:span text:style-name="T61">Properties</text:span><text:span text:style-name="T75"> </text:span><text:span text:style-name="T146">[…</text:span><text:span text:style-name="T147">]</text:span><text:span text:style-name="T74"> </text:span><text:span text:style-name="T61">Java </text:span><text:span text:style-name="T67">Compiler</text:span><text:span text:style-name="T75"> </text:span><text:span text:style-name="T146">[…</text:span><text:span text:style-name="T147">]</text:span><text:span text:style-name="T74"> </text:span><text:span text:style-name="T67">Errors/Warnings</text:span><text:span text:style-name="T75"> </text:span><text:span text:style-name="T146">[…</text:span><text:span text:style-name="T147">]</text:span><text:span text:style-name="T74"> </text:span><text:span text:style-name="T76"><text:s/>check </text:span><text:span text:style-name="T60">Enable annotation based resource analysis</text:span><text:span text:style-name="T75"> </text:span><text:span text:style-name="T146">[…</text:span><text:span text:style-name="T147">]</text:span><text:span text:style-name="T77"> and make sure that the</text:span><text:span text:style-name="T76"> </text:span><text:span text:style-name="T118">JDT Annotations</text:span><text:span text:style-name="T27"> </text:span><text:span text:style-name="T29">has been added</text:span><text:span text:style-name="T27"> </text:span><text:span text:style-name="T119">as dependency</text:span><text:span text:style-name="T28">.</text:span></text:p>
      <text:p text:style-name="P39"><text:span text:style-name="T79">With that,</text:span><text:span text:style-name="T27"> t</text:span><text:span text:style-name="T26">he </text:span><text:span text:style-name="T120">ownership</text:span><text:span text:style-name="T26"> of a resource can be </text:span><text:span text:style-name="T129">hand</text:span><text:span text:style-name="T131">ed</text:span><text:span text:style-name="T129"> over</text:span><text:span text:style-name="T26"> to a method by annotating the corresponding </text:span><text:span text:style-name="T120">parameter</text:span><text:span text:style-name="T26"> with </text:span><text:span text:style-name="T155">@</text:span><text:span text:style-name="T65">Owning</text:span><text:span text:style-name="T24">. </text:span><text:span text:style-name="T79">Whereas</text:span><text:span text:style-name="T24"> </text:span><text:span text:style-name="T28">a</text:span><text:span text:style-name="T27"> </text:span><text:span text:style-name="T117">method</text:span><text:span text:style-name="T27"> that is annotated with </text:span><text:span text:style-name="T155">@</text:span><text:span text:style-name="T65">Owning</text:span><text:span text:style-name="T24"> </text:span><text:span text:style-name="T117">returns</text:span><text:span text:style-name="T27"> </text:span><text:span text:style-name="T26">a resource </text:span><text:span text:style-name="T27">for which the </text:span><text:span text:style-name="T117">caller is responsible</text:span><text:span text:style-name="T27"> for closing it. </text:span><text:span text:style-name="T79">Annotation-based </text:span><text:span text:style-name="T69">null</text:span><text:span text:style-name="T79"> analysis and annotation-based </text:span><text:span text:style-name="T92">resource leaks</text:span><text:span text:style-name="T79"> analysis go well together, don't they?</text:span></text:p>
      <text:p text:style-name="P40"><text:span text:style-name="T15"/></text:p>
      <text:p text:style-name="P41"><text:span text:style-name="T79">There is a new </text:span><text:span text:style-name="T92">formatting</text:span><text:span text:style-name="T79"> option for </text:span><text:span text:style-name="T92">switch</text:span><text:span text:style-name="T79"> statements </text:span><text:span text:style-name="T88">or </text:span><text:span text:style-name="T79">expressions to </text:span><text:span text:style-name="T92">align</text:span><text:span text:style-name="T79"> the </text:span><text:span text:style-name="T92">arrows</text:span><text:span text:style-name="T79"> to the same column:</text:span><text:span text:style-name="T30"> </text:span><text:span text:style-name="T31">in the formatter dialog,</text:span><text:span text:style-name="T75"> </text:span><text:span text:style-name="T146">[…</text:span><text:span text:style-name="T147">]</text:span><text:span text:style-name="T77"> </text:span><text:span text:style-name="T31">in the section </text:span><text:span text:style-name="T62">Indentation</text:span><text:span text:style-name="T75"> </text:span><text:span text:style-name="T146">[…</text:span><text:span text:style-name="T147">]</text:span><text:span text:style-name="T77"> </text:span><text:span text:style-name="T63">Align items in columns</text:span><text:span text:style-name="T75"> </text:span><text:span text:style-name="T146">[…</text:span><text:span text:style-name="T147">]</text:span><text:span text:style-name="T77"> </text:span><text:span text:style-name="T31">check the checkbox </text:span><text:span text:style-name="T68">Arrows in switch statements/expressions</text:span><text:span text:style-name="T30">.</text:span></text:p>
      <text:p text:style-name="P7"/>
      <text:p text:style-name="P17">For <text:span text:style-name="T2">Maven</text:span>, there is also a <text:span text:style-name="T2">new preference</text:span> and a <text:span text:style-name="T2">new project setting</text:span>:</text:p>
      <text:p text:style-name="P30"><text:span text:style-name="T31">In the </text:span><text:span text:style-name="T122">preferences</text:span><text:span text:style-name="T75"> </text:span><text:span text:style-name="T146">[…</text:span><text:span text:style-name="T147">]</text:span><text:span text:style-name="T74"> </text:span><text:span text:style-name="T62">Maven</text:span><text:span text:style-name="T75"> </text:span><text:span text:style-name="T146">[…</text:span><text:span text:style-name="T147">]</text:span><text:span text:style-name="T74"> </text:span><text:span text:style-name="T62">User Settings</text:span><text:span text:style-name="T75"> </text:span><text:span text:style-name="T146">[…</text:span><text:span text:style-name="T147">]</text:span><text:span text:style-name="T74"> </text:span><text:span text:style-name="T31">you can specify your own </text:span><text:span text:style-name="T99">toolchain</text:span><text:span text:style-name="T107">s</text:span><text:span text:style-name="T31">.</text:span></text:p>
      <text:p text:style-name="P42"><text:span text:style-name="T31">And in </text:span><text:span text:style-name="T62">Project</text:span><text:span text:style-name="T75"> </text:span><text:span text:style-name="T146">[…</text:span><text:span text:style-name="T147">]</text:span><text:span text:style-name="T74"> </text:span><text:span text:style-name="T62">Properties</text:span><text:span text:style-name="T75"> </text:span><text:span text:style-name="T146">[…</text:span><text:span text:style-name="T147">]</text:span><text:span text:style-name="T74"> </text:span><text:span text:style-name="T62">Maven</text:span><text:span text:style-name="T75"> </text:span><text:span text:style-name="T146">[…</text:span><text:span text:style-name="T147">]</text:span><text:span text:style-name="T74"> </text:span><text:span text:style-name="T32">you can disable </text:span><text:span text:style-name="T68">Automatically update Maven projects configuration</text:span><text:span text:style-name="T70"> </text:span><text:span text:style-name="T79">which should only be needed in very </text:span><text:span text:style-name="T92">rare cases</text:span><text:span text:style-name="T79"> </text:span><text:span text:style-name="T84">and for those rare cases you</text:span><text:span text:style-name="T79"> can </text:span><text:span text:style-name="T84">now </text:span><text:span text:style-name="T79">do it </text:span><text:span text:style-name="T93">only f</text:span><text:span text:style-name="T92">or the needed project</text:span><text:span text:style-name="T79"> instead of for all </text:span><text:span text:style-name="T91">of them </text:span><text:span text:style-name="T88">as in the past</text:span><text:span text:style-name="T79">.</text:span></text:p>
      <text:p text:style-name="P33"/>
      <text:p text:style-name="P4"/>
      <text:p text:style-name="P27"><text:span text:style-name="T148">### </text:span><text:span text:style-name="T150">General</text:span><text:span text:style-name="T149"> </text:span><text:span text:style-name="T148">###</text:span></text:p>
      <text:p text:style-name="P19"/>
      <text:p text:style-name="P32"><text:span text:style-name="T79">Apart from these Java- and Maven-specific improvements, there a</text:span><text:span text:style-name="T80">re</text:span><text:span text:style-name="T79"> general </text:span><text:span text:style-name="T92">platform improvement</text:span><text:span text:style-name="T94">s</text:span><text:span text:style-name="T79"> </text:span><text:span text:style-name="T80">as well</text:span><text:span text:style-name="T79">.</text:span></text:p>
      <text:p text:style-name="P2"/>
      <text:p text:style-name="P43"><text:span text:style-name="T79">On Windows, </text:span><text:span text:style-name="T69">Windows Defender</text:span><text:span text:style-name="T92"> slows down Java applications</text:span><text:span text:style-name="T79"> significantly, which is an issue known for years </text:span><text:span text:style-name="T89">that unfortunately Microsoft has not fixed yet</text:span><text:span text:style-name="T79">. As </text:span><text:span text:style-name="T91">a </text:span><text:span text:style-name="T79">workaround,</text:span><text:span text:style-name="T33"> the Eclipse IDE will now </text:span><text:span text:style-name="T123">check</text:span><text:span text:style-name="T33"> on its </text:span><text:span text:style-name="T123">first </text:span><text:span text:style-name="T124">startup</text:span><text:span text:style-name="T33"> </text:span><text:span text:style-name="T34">whether</text:span><text:span text:style-name="T33"> </text:span><text:span text:style-name="T64">Windows Defender</text:span><text:span text:style-name="T33"> is </text:span><text:span text:style-name="T123">active</text:span><text:span text:style-name="T33">, and if so, will </text:span><text:span text:style-name="T123">prompt</text:span><text:span text:style-name="T33"> you </text:span><text:span text:style-name="T123">to exclude</text:span><text:span text:style-name="T33"> th</text:span><text:span text:style-name="T34">e current</text:span><text:span text:style-name="T33"> Eclipse IDE installation from being scanned by </text:span><text:span text:style-name="T71">Windows Defender</text:span><text:span text:style-name="T33"> to improve performance. </text:span><text:span text:style-name="T43">In the </text:span><text:span text:style-name="T122">preferences</text:span><text:span text:style-name="T75"> </text:span><text:span text:style-name="T146">[…</text:span><text:span text:style-name="T147">]</text:span><text:span text:style-name="T74"> </text:span><text:span text:style-name="T66">General</text:span><text:span text:style-name="T75"> </text:span><text:span text:style-name="T146">[…</text:span><text:span text:style-name="T147">]</text:span><text:span text:style-name="T74"> </text:span><text:span text:style-name="T66">Startup and Shutdown</text:span><text:span text:style-name="T75"> </text:span><text:span text:style-name="T146">[…</text:span><text:span text:style-name="T147">]</text:span><text:span text:style-name="T74"> </text:span><text:span text:style-name="T43">the </text:span><text:span text:style-name="T72">Windows Defender Exclusion Check</text:span><text:span text:style-name="T44"> </text:span><text:span text:style-name="T43">can be disabled for all Eclipse-based installations</text:span><text:span text:style-name="T33">. </text:span><text:span text:style-name="T73">Windows Defender</text:span><text:span text:style-name="T79"> </text:span><text:span text:style-name="T85">e</text:span><text:span text:style-name="T79">xclusion affects </text:span><text:span text:style-name="T92">security</text:span><text:span text:style-name="T79">. In any case, be careful which additional plugins you install.</text:span></text:p>
      <text:p text:style-name="P8"/>
      <text:p text:style-name="P34"><text:span text:style-name="T35">In the </text:span><text:span text:style-name="T121">preferences</text:span><text:span text:style-name="T75"> </text:span><text:span text:style-name="T146">[…</text:span><text:span text:style-name="T147">]</text:span><text:span text:style-name="T74"> </text:span><text:span text:style-name="T65">General</text:span><text:span text:style-name="T75"> </text:span><text:span text:style-name="T146">[…</text:span><text:span text:style-name="T147">]</text:span><text:span text:style-name="T74"> </text:span><text:span text:style-name="T68">Content Types</text:span><text:span text:style-name="T24">, </text:span><text:span text:style-name="T35">for a content type like XML </text:span><text:span text:style-name="T79">with more than one associated editor</text:span><text:span text:style-name="T35">, the </text:span><text:span text:style-name="T99">default editor</text:span><text:span text:style-name="T35"> can now be chosen </text:span><text:span text:style-name="T79">which was missing in the past.</text:span></text:p>
      <text:p text:style-name="P9"/>
      <text:p text:style-name="P12">Speaking of XML, <text:span text:style-name="T160">in </text:span><text:span text:style-name="T3">XML</text:span><text:span text:style-name="T161"> files </text:span><text:span text:style-name="T162">opened with the </text:span><text:span text:style-name="T157">Generic Text Editor</text:span><text:span text:style-name="T163"> </text:span><text:span text:style-name="T153">[…</text:span><text:span text:style-name="T154">]</text:span><text:span text:style-name="T164"> </text:span><text:span text:style-name="T165">and</text:span><text:span text:style-name="T159"> in the </text:span><text:span text:style-name="T158">Maven POM Editor,</text:span><text:span text:style-name="T159"> </text:span><text:span text:style-name="T161">you can now switch to the </text:span><text:span text:style-name="T156">WTP XML Classic</text:span><text:span text:style-name="T3"> theme</text:span><text:span text:style-name="T161">.</text:span></text:p>
      <text:p text:style-name="P9"/>
      <text:p text:style-name="P35"><text:span text:style-name="T79">Have you already noticed?</text:span><text:span text:style-name="T37"> The </text:span><text:span text:style-name="T99">tab</text:span><text:span text:style-name="T37"> of the </text:span><text:span text:style-name="T99">active editor or</text:span><text:span text:style-name="T37"> the active </text:span><text:span text:style-name="T99">view</text:span><text:span text:style-name="T37"> is now </text:span><text:span text:style-name="T99">highlighted</text:span><text:span text:style-name="T37"> with a colored line in the </text:span><text:span text:style-name="T126">light theme</text:span><text:span text:style-name="T37">, </text:span><text:span text:style-name="T79">just </text:span><text:span text:style-name="T90">like </text:span><text:span text:style-name="T79">in the dark theme.</text:span><text:span text:style-name="T37"> </text:span><text:span text:style-name="T79">This makes it easier to </text:span><text:span text:style-name="T92">recognize</text:span><text:span text:style-name="T79"> where the </text:span><text:span text:style-name="T92">focus</text:span><text:span text:style-name="T79"> is </text:span><text:span text:style-name="T82">and the typing goes</text:span><text:span text:style-name="T79">, doesn't it?</text:span></text:p>
      <text:p text:style-name="P10"/>
      <text:p text:style-name="P36"><text:span text:style-name="T39">And on </text:span><text:span text:style-name="T128">Windows 11</text:span><text:span text:style-name="T39">, t</text:span><text:span text:style-name="T24">he </text:span><text:span text:style-name="T121">text editor font</text:span><text:span text:style-name="T24"> </text:span><text:span text:style-name="T39">now correctly </text:span><text:span text:style-name="T40">defaults</text:span><text:span text:style-name="T39"> to</text:span><text:span text:style-name="T24"> </text:span><text:span text:style-name="T65">Consolas</text:span><text:span text:style-name="T24"> </text:span><text:span text:style-name="T79">which is a nicer font than </text:span><text:span text:style-name="T73">Courier New</text:span><text:span text:style-name="T79">, isn’t it?</text:span></text:p>
      <text:p text:style-name="P35"><text:span text:style-name="T36"/></text:p>
      <text:p text:style-name="P45"><text:span text:style-name="T36">You can now also </text:span><text:span text:style-name="T125">configure</text:span><text:span text:style-name="T36"> whether the </text:span><text:span text:style-name="T125">view titles</text:span><text:span text:style-name="T36"> should be </text:span><text:span text:style-name="T125">truncated</text:span><text:span text:style-name="T36"> </text:span><text:span text:style-name="T82">i</text:span><text:span text:style-name="T79">f there is not enough space</text:span><text:span text:style-name="T40">, </text:span><text:span text:style-name="T36">and whether the </text:span><text:span text:style-name="T46">view titles</text:span><text:span text:style-name="T36"> should </text:span><text:span text:style-name="T38">be </text:span><text:span text:style-name="T36">displayed </text:span><text:span text:style-name="T125">with </text:span><text:span text:style-name="T130">or with</text:span><text:span text:style-name="T125">out icons</text:span><text:span text:style-name="T36">: i</text:span><text:span text:style-name="T35">n the </text:span><text:span text:style-name="T121">preferences</text:span><text:span text:style-name="T75"> </text:span><text:span text:style-name="T146">[…</text:span><text:span text:style-name="T147">]</text:span><text:span text:style-name="T74"> </text:span><text:span text:style-name="T65">General</text:span><text:span text:style-name="T75"> </text:span><text:span text:style-name="T146">[…</text:span><text:span text:style-name="T147">]</text:span><text:span text:style-name="T74"> </text:span><text:span text:style-name="T65">Appearance</text:span><text:span text:style-name="T36"> check </text:span><text:span text:style-name="T68">Always show full titles</text:span><text:span text:style-name="T75"> </text:span><text:span text:style-name="T146">[…</text:span><text:span text:style-name="T147">]</text:span><text:span text:style-name="T74"> </text:span><text:span text:style-name="T36">and/or </text:span><text:span text:style-name="T68">Hide icons</text:span><text:span text:style-name="T36">.</text:span></text:p>
      <text:p text:style-name="P11"/>
      <text:p text:style-name="P44"><text:span text:style-name="T79">And last but not least,</text:span><text:span text:style-name="T38"> </text:span><text:span text:style-name="T45">i</text:span><text:span text:style-name="T38">f </text:span><text:span text:style-name="T79">in the </text:span><text:span text:style-name="T73">Package Explorer</text:span><text:span text:style-name="T79"> or in similar </text:span><text:span text:style-name="T92">view</text:span><text:span text:style-name="T96">s</text:span><text:span text:style-name="T79">,</text:span><text:span text:style-name="T38"> for instance a folder contains </text:span><text:span text:style-name="T127">more than 1000 elements</text:span><text:span text:style-name="T38">, only the first 1000 elements are initial</text:span><text:span text:style-name="T47">ly</text:span><text:span text:style-name="T38"> displayed</text:span><text:span text:style-name="T75"> </text:span><text:span text:style-name="T146">[…</text:span><text:span text:style-name="T147">]</text:span><text:span text:style-name="T74"> </text:span><text:span text:style-name="T38">and you have to </text:span><text:span text:style-name="T127">click for more</text:span><text:span text:style-name="T38">. </text:span><text:span text:style-name="T79">This avoids a sluggish user interface.</text:span><text:span text:style-name="T38"> </text:span><text:span text:style-name="T39">In </text:span><text:span text:style-name="T35">the </text:span><text:span text:style-name="T121">preferences</text:span><text:span text:style-name="T75"> </text:span><text:span text:style-name="T146">[…</text:span><text:span text:style-name="T147">]</text:span><text:span text:style-name="T74"> </text:span><text:span text:style-name="T65">General</text:span><text:span text:style-name="T39">, you can change the </text:span><text:span text:style-name="T68">Initial maximum number of elements shown in views</text:span><text:span text:style-name="T39"> </text:span><text:span text:style-name="T79">if you want. </text:span><text:span text:style-name="T86">The</text:span><text:span text:style-name="T79"> limit </text:span><text:span text:style-name="T86">is </text:span><text:span text:style-name="T95">not limited to trees</text:span><text:span text:style-name="T86">, but</text:span><text:span text:style-name="T79"> must be </text:span><text:span text:style-name="T92">supported by</text:span><text:span text:style-name="T79"> the </text:span><text:span text:style-name="T92">view</text:span><text:span text:style-name="T79">, which might not </text:span><text:span text:style-name="T87">yet </text:span><text:span text:style-name="T79">be the case for every view.</text:span></text:p>
      <text:p text:style-name="P5"/>
      <text:p text:style-name="P3"/>
      <text:p text:style-name="P23">### Outro ###</text:p>
      <text:p text:style-name="P22"/>
      <text:p text:style-name="P29"><text:span text:style-name="T139">These were some of the </text:span><text:span text:style-name="T136">Java </text:span><text:span text:style-name="T137">IDE</text:span><text:span text:style-name="T139"> improvements </text:span><text:span text:style-name="T138">of the </text:span><text:span text:style-name="T132">quarterly </text:span><text:span text:style-name="T16">Rolling</text:span><text:span text:style-name="T17"> Release </text:span><text:span text:style-name="T108">March</text:span><text:span text:style-name="T100"> 202</text:span><text:span text:style-name="T108">4</text:span><text:span text:style-name="T139">.</text:span></text:p>
      <text:p text:style-name="P1"/>
      <text:p text:style-name="P15"><text:span text:style-name="T12">Thank</text:span><text:span text:style-name="T13">s</text:span><text:span text:style-name="T12"> for watching and happy coding!</text:span></text:p>
      <text:p text:style-name="P26">___</text:p>
      <text:p text:style-name="P25">Pronunciations:</text:p>
      <text:list text:style-name="L1">
        <text:list-item>
          <text:p text:style-name="P46">Git <text:tab/>/ɡɪt/</text:p>
        </text:list-item>
        <text:list-item>
          <text:p text:style-name="P46">YAML <text:tab/>/ˈjæməl/</text:p>
        </text:list-item>
        <text:list-item>
          <text:p text:style-name="P46">Vue.js <text:tab/>"view" J 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4-03-09T17:00:21.462000000</dc:date>
    <meta:editing-duration>P6DT20H58M56S</meta:editing-duration>
    <meta:editing-cycles>91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32" meta:word-count="864" meta:character-count="5112" meta:non-whitespace-character-count="4279"/>
    <meta:user-defined meta:name="DocumentEncoding">utf-8</meta:user-defined>
    <meta:user-defined meta:name="HTML" meta:value-type="boolean">true</meta:user-defined>
  </office:meta>
</office:document-meta>
</file>